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style:text-underline-style="none" style:font-size-asian="14pt" style:font-size-complex="16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style:font-name="Liberation Serif1" fo:font-size="16pt" style:text-underline-style="none" style:font-size-asian="14pt" style:font-size-complex="16pt"/>
    </style:style>
    <style:style style:name="P6" style:family="paragraph" style:parent-style-name="Standard">
      <style:text-properties style:text-position="0% 100%" style:font-name="Liberation Serif1" fo:font-size="16pt" style:text-underline-style="none" style:font-size-asian="14pt" style:font-size-complex="16pt"/>
    </style:style>
    <style:style style:name="P7" style:family="paragraph" style:parent-style-name="Standard">
      <style:text-properties style:text-position="0% 100%" style:font-name="Liberation Serif1" fo:font-size="16pt" style:text-underline-style="none" style:font-name-asian="Liberation Serif1" style:font-size-asian="14pt" style:font-name-complex="Liberation Serif1" style:font-size-complex="16pt"/>
    </style:style>
    <style:style style:name="P8" style:family="paragraph" style:parent-style-name="Standard" style:list-style-name="L1">
      <style:text-properties style:text-position="0% 100%" style:font-name="Liberation Serif1" fo:font-size="16pt" style:text-underline-style="none" style:font-name-asian="Liberation Serif1" style:font-size-asian="14pt" style:font-name-complex="Liberation Serif1" style:font-size-complex="16pt"/>
    </style:style>
    <style:style style:name="P9" style:family="paragraph" style:parent-style-name="Standard" style:list-style-name="L2">
      <style:text-properties style:text-position="0% 100%" style:font-name="Liberation Serif1" fo:font-size="16pt" style:text-underline-style="none" style:font-name-asian="Liberation Serif1" style:font-size-asian="14pt" style:font-name-complex="Liberation Serif1" style:font-size-complex="16pt"/>
    </style:style>
    <style:style style:name="P10" style:family="paragraph" style:parent-style-name="Standard">
      <style:text-properties style:text-position="0% 100%" style:font-name="Liberation Serif1" fo:font-size="16pt" style:text-underline-style="none" style:font-name-asian="Liberation Serif1" style:font-size-asian="16pt" style:font-name-complex="Liberation Serif1" style:font-size-complex="16pt"/>
    </style:style>
    <style:style style:name="P11" style:family="paragraph" style:parent-style-name="Standard">
      <style:text-properties style:text-position="0% 100%" style:font-name="Liberation Serif1" fo:font-size="18pt" style:text-underline-style="solid" style:text-underline-width="auto" style:text-underline-color="font-color" style:font-name-asian="Liberation Serif1" style:font-size-asian="18pt" style:font-name-complex="Liberation Serif1" style:font-size-complex="18pt"/>
    </style:style>
    <style:style style:name="T1" style:family="text">
      <style:text-properties style:font-name="Liberation Serif1"/>
    </style:style>
    <style:style style:name="T2" style:family="text">
      <style:text-properties style:font-name="Liberation Serif1" style:text-underline-style="none"/>
    </style:style>
    <style:style style:name="T3" style:family="text">
      <style:text-properties style:text-position="sub 58%" style:font-name="Liberation Serif1"/>
    </style:style>
    <style:style style:name="T4" style:family="text">
      <style:text-properties style:text-position="sub 58%" style:font-name="Liberation Serif1" style:font-name-asian="Liberation Serif1" style:font-name-complex="Liberation Serif1"/>
    </style:style>
    <style:style style:name="T5" style:family="text">
      <style:text-properties style:text-position="0% 100%" style:font-name="Liberation Serif1"/>
    </style:style>
    <style:style style:name="T6" style:family="text">
      <style:text-properties style:text-position="0% 100%" style:font-name="Liberation Serif1" style:font-name-asian="Liberation Serif1" style:font-name-complex="Liberation Serif1"/>
    </style:style>
    <style:style style:name="T7" style:family="text">
      <style:text-properties style:text-position="super 58%" style:font-name="Liberation Serif1" style:font-name-asian="Liberation Serif1" style:font-name-complex="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i</text:p>
      <text:p text:style-name="P2"/>
      <text:p text:style-name="P2">E' una procedura di calcolo ben definita che prende un insime di valori (input) e genera un insime di valori (output). L'algoritmo si considera corretto se per ogni input dato genera un output che soddisfra il problema.</text:p>
      <text:p text:style-name="P2"/>
      <text:p text:style-name="P4">Insertion Sort</text:p>
      <text:p text:style-name="P2">I numeri in input vengono ordinati sul posto. Infatti i numeri rimangono sempre dentro l'array di appartenenza con al piu' un numero costante memorizzato all'esterno dell'array. Il suo costo e' <text:span text:style-name="T2">Θ</text:span>(n).</text:p>
      <text:p text:style-name="P2"/>
      <text:p text:style-name="P4">Divide Et Impera</text:p>
      <text:p text:style-name="P2">Si suddivide il problema in sottoproblemi, simili all'originale, ma di dimensioni piu' piccole. Si risolvono, in modo ricorsivo, i sottoproblemi e combinandone le soluzioni se ne crea una per il problema originale.</text:p>
      <text:p text:style-name="P2"/>
      <text:p text:style-name="P4">Merge Sort</text:p>
      <text:p text:style-name="P3">E' conforme alla caratteristiche del Divide Et Impera, infatti divide l'array in due sottosequenze di pari lunghezza, le ordina e successivamente, chiamando la procedura Merge, le fonde per generare la sequenza iniziale ordinata. Il suo costo e' <text:span text:style-name="T1">Θ</text:span>(nlogn).</text:p>
      <text:p text:style-name="P3"/>
      <text:p text:style-name="P4">Notazioni</text:p>
      <text:p text:style-name="P5">Θ = Limite Asintoticamente Stretto</text:p>
      <text:p text:style-name="P3"><text:span text:style-name="T1"><text:tab/>f(x) appartiene all'insieme Θ(g(x)) se esistono due costanti c</text:span><text:span text:style-name="T3">1</text:span><text:span text:style-name="T1"> e c</text:span><text:span text:style-name="T3">2 </text:span><text:span text:style-name="T5">tali <text:tab/>che essa possa essere compresa tra c</text:span><text:span text:style-name="T3">1</text:span><text:span text:style-name="T5">g(x) e <text:s/>c</text:span><text:span text:style-name="T3">2</text:span><text:span text:style-name="T5">g(x) per un valore <text:tab/>sufficentemente grande.</text:span></text:p>
      <text:p text:style-name="P5">Ο = Limite Asintotico Superiore</text:p>
      <text:p text:style-name="P3"><text:span text:style-name="T1"><text:tab/>f(x) appartiene all'insieme Ο(g(x)) se esiste una costante c</text:span><text:span text:style-name="T3">1 </text:span><text:span text:style-name="T5">tale che essa <text:tab/>possa essere f(x) &lt; c</text:span><text:span text:style-name="T3">1</text:span><text:span text:style-name="T5">g(x) per un valore sufficentemente grande.</text:span></text:p>
      <text:p text:style-name="P5">Ω = Limite Asintotico Inferiore</text:p>
      <text:p text:style-name="P3"><text:span text:style-name="T1"><text:tab/>f(x) appartiene all'insieme Ω(g(x)) se esiste una costante c</text:span><text:span text:style-name="T3">1 </text:span><text:span text:style-name="T5">tale che essa <text:tab/>possa essere f(x) &gt; c</text:span><text:span text:style-name="T3">1</text:span><text:span text:style-name="T5">g(x) per un valore sufficentemente grande.</text:span></text:p>
      <text:p text:style-name="P6"/>
      <text:p text:style-name="P6">Ovviamente: f(x) = Ο(g(x)) V f(x) = Ω(g(x)) &lt;=&gt; f(x) = Θ(g(x))</text:p>
      <text:p text:style-name="P6"><text:soft-page-break/>ο = Limite Asintotico Superiore fornito da Ο che puo' essere stretto o no. <text:tab/>Ovvero la funzione f(x) diventa insignificante rispetto a g(x).</text:p>
      <text:p text:style-name="P6">ω = Limite Inferiore che non e' asintoticamente stretto.</text:p>
      <text:p text:style-name="P6"><text:tab/>Ovvero f(x) diventa arbitrariamente grande rispetto a g(x) quando tende <text:tab/>a infinito.</text:p>
      <text:p text:style-name="P6">Θ (1) = serve per indicare una costante o una funzione costante rispetto a <text:tab/>quella variabile.</text:p>
      <text:p text:style-name="P7"/>
      <text:p text:style-name="P11">Floor </text:p>
      <text:p text:style-name="P3"><text:span text:style-name="T4">└</text:span><text:span text:style-name="T6">x</text:span><text:span text:style-name="T4">┘ </text:span><text:span text:style-name="T6">indichiamo l'intero piu' grande che e' minore o uguale a x</text:span></text:p>
      <text:p text:style-name="P11">Ceiling</text:p>
      <text:p text:style-name="P3"><text:span text:style-name="T7">┌</text:span><text:span text:style-name="T6">x</text:span><text:span text:style-name="T7">┐</text:span><text:span text:style-name="T6">indichiamo l'intero piu' piccolo che e' maggiore o uguale a x</text:span></text:p>
      <text:p text:style-name="P7"/>
      <text:p text:style-name="P11">Riccorrenze</text:p>
      <text:p text:style-name="P7">E' un'equazione o disequazione che descrive una funzione in termine del suo valore con input piccoli. Si risolvono con tre metodi:</text:p>
      <text:list xml:id="list13835536201" text:style-name="L1">
        <text:list-item>
          <text:p text:style-name="P8">Metodo di sostituzione (Si ipotizza una soluzione e si usa l'induzione per dimostrarla)</text:p>
        </text:list-item>
        <text:list-item>
          <text:p text:style-name="P8">Metodo dell'albero di ricorsione (Ogni nodo rappresenta il costo di un sottoproblema, la loro somma rappresenta il costo totale )</text:p>
        </text:list-item>
        <text:list-item>
          <text:p text:style-name="P8">Metodo dell'esperto ( Ricettario per risolvere le riccorenze T(n)=aT(n/b)+f(n) )</text:p>
          <text:p text:style-name="P8"/>
        </text:list-item>
      </text:list>
      <text:p text:style-name="P11">Permutazione Casuale degli Array</text:p>
      <text:p text:style-name="P7">Molte volte il tempo di esecuzione di un algoritmo dipende dal suo input, per cercare di ovviare maggiormente il caso peggiore conviene eseguire una permutazione casuale dell'input. Permute-By-Sorting e Randomize-In-Place svolgono questo lavoro.</text:p>
      <text:p text:style-name="P7"/>
      <text:p text:style-name="P11">Heap (Binario)</text:p>
      <text:p text:style-name="P7">Struttura dati composta da un array organizzato come un albero binario quasi completo. Tutti i livelli dell'albero sono riempiti, tranne eventualmente l'ultimo. Se x e' l'indice dell'array allora x/2 e' suo padre, 2x e' il figlio sinistro mentre 2x+1 e' quello destro. Ci sono due tipi di Heap:</text:p>
      <text:list xml:id="list59553560" text:style-name="L2">
        <text:list-item>
          <text:p text:style-name="P9">Max-Heap il padre e' sempre maggiore dei figli =&gt; A[2i] &gt;= A[i]</text:p>
        </text:list-item>
        <text:list-item>
          <text:p text:style-name="P9"><text:soft-page-break/>Min -Heap il padre e' sempre piu' piccolo dei figli =&gt; A[2i] &lt;= A[i]</text:p>
        </text:list-item>
      </text:list>
      <text:p text:style-name="P7"/>
      <text:p text:style-name="P11">HeapSort</text:p>
      <text:p text:style-name="P10">Effettua un ordinamento sul posto, memorizzando un numero costante di elementi all'esterno dell'array. Per farlo costruisce un Max-Heap.</text:p>
      <text:p text:style-name="P7">Il suo costo e' Θ(nlogn).</text:p>
      <text:p text:style-name="P7"/>
      <text:p text:style-name="P11">QuickSort</text:p>
      <text:p text:style-name="P7">E' basato sul paradigma Divide Et Empera: Divide l'array A[p...r] in due sotto array in modo tale che un certo A[q] sia maggiore o uguale a ogni A[p...q-1] e che a sua volta sia minore o uguale a A[q+1...r]. Successivametne ordina i due sottoarray chiamandosi ricorsivamente e infine combina le soluzioni.</text:p>
      <text:p text:style-name="P3"><text:span text:style-name="T6">Nel caso peggiore il costo e' Θ(n</text:span><text:span text:style-name="T7">2</text:span><text:span text:style-name="T6">) mentre il costo atteso e' Θ(nlogn).</text:span></text:p>
      <text:p text:style-name="P7"/>
      <text:p text:style-name="P11">Alberi di Decisione</text:p>
      <text:p text:style-name="P7">E' un albero binario completo, dove l'esecuzione dell'algoritmo di ordinamento corrispodne a tracciare un percorso dalla radice fino alla foglia. Per questo il tempo, nel caso peggiore, e' uguale all'altezza del suo albero di decisione.</text:p>
      <text:p text:style-name="P7"/>
      <text:p text:style-name="P11">Counting Sort</text:p>
      <text:p text:style-name="P7">Per ordinare determina, per ogni elemento, quanti elementi minori ci sono in modo tale dfa inserire l'elemento nella sua posizione corretta. In caso di pareggi il numero che presenta per primo nell'array sara' inserito per primo nell'output, cio' e' irilevante se un elemento ha dei dati satellite che si spostano con lui. Il suo costo e' Θ(n). </text:p>
      <text:p text:style-name="P7"/>
      <text:p text:style-name="P11">Radix Sort</text:p>
      <text:p text:style-name="P7">Questo e' l'algoritmo utilizzato per ordinare le schede perforate. Si ordinano prima in base alla cifra meno significativa. Le schede poi vengono ordinate in un'unico mazzo che viene ordinato in funzione della seconda cifra meno significativa e ricombinato. Il processo continua finche' tutte le schede non sono ordinate in tutte le cifre, una votla fatto occorono solo d passaggi per completare l'ordinamento. Il tempo atteso e' Θ(n+k).</text:p>
      <text:p text:style-name="P7"/>
      <text:p text:style-name="P7"/>
      <text:p text:style-name="P11"><text:soft-page-break/>Bucket Sort</text:p>
      <text:p text:style-name="P7">Si divide l'intervallo [0,1) in n sottointervalli (bucket) e poi si distribuiscono casualmente i valori in input su di questi. Supponendo che in ogni bucket non contenga molti numeri gli si ordina e poi si esaminano i bucket per produrre l'output.</text:p>
      <text:p text:style-name="P7"/>
      <text:p text:style-name="P11">Insieme Dinamico</text:p>
      <text:p text:style-name="P7">Un insieme che puo' crescere, ridursi o cambiare nel tempo. Ogni elemento e' rappresentato da un oggetto i cui campi possono essere esaminati e manipolati se c'e' un puntatore a quell'oggetto.</text:p>
      <text:p text:style-name="P7"/>
      <text:p text:style-name="P11">Stack e Code</text:p>
      <text:p text:style-name="P7">Insime dinamici dove l'elemento che viene rimosso e' predeterminato. Nello stack l'ultimo elemento inserito e' il primo a essere eliminato ( LIFO ). Nella coda l'elemento eliminato e' sempre quello che e' rimasto piu' tempo nell'insieme ( FIFO ).</text:p>
      <text:p text:style-name="P7"/>
      <text:p text:style-name="P11">Liste Concatenate</text:p>
      <text:p text:style-name="P7">Struttura dati i cui oggetti sono disposti in ordine linare, quest'ordine e' determinato da dei puntatori.</text:p>
      <text:p text:style-name="P7"/>
      <text:p text:style-name="P11">Hashing</text:p>
      <text:p text:style-name="P7">Struttura dati che e' una generalizzazione dell'array ordinario, anziche' utilizzare una chiave direttametne come un indice dell'array, l'indice viene calcolato dalla chiave.</text:p>
      <text:p text:style-name="P7"/>
      <text:p text:style-name="P11">Indirizzamento Diretto</text:p>
      <text:p text:style-name="P7">Ogni posizione o slot corrisponde a una chiave nell'universo U.</text:p>
      <text:p text:style-name="P7"/>
      <text:p text:style-name="P11">Indirizzamento Aperto</text:p>
      <text:p text:style-name="P7">Tutti gli elementi sono memorizzati nella stessa tabella hash; ogni voce della tabella contine eun elemeno dell'insieme dinamico o la costante NIL.</text:p>
      <text:p text:style-name="P7"/>
      <text:p text:style-name="P11">Alberi Binari di Ricerca</text:p>
      <text:p text:style-name="P7">Strutture dati che supportamo molte operazioni su insiemi dinamici. Le <text:soft-page-break/>chiavi sono sempre memorizzate in modo che la radice x sia : <text:s/>FiglioSinistro(x) &lt; x &lt; FiglioDestro(x)</text:p>
      <text:p text:style-name="P7"/>
      <text:p text:style-name="P11">Alberi Red and Black</text:p>
      <text:p text:style-name="P7">Albero binario di ricerca con un bit aggiuntivo per il colore {red, black}. I colori vanno assegnati in modo che lungo un qualsiasi percorso non ce ne sia uno piu' di due volte piu' lungo degli alt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LIORIN [IN3]</meta:initial-creator>
    <meta:creation-date>2016-09-19T10:00:53</meta:creation-date>
    <dc:date>2016-09-19T16:01:43</dc:date>
    <dc:creator>MIGLIORIN [IN3]</dc:creator>
    <meta:editing-duration>PT4M26S</meta:editing-duration>
    <meta:editing-cycles>2</meta:editing-cycles>
    <meta:generator>LibreOffice/3.5$Linux_X86_64 LibreOffice_project/350m1$Build-2</meta:generator>
    <meta:document-statistic meta:table-count="0" meta:image-count="0" meta:object-count="0" meta:page-count="5" meta:paragraph-count="65" meta:word-count="1034" meta:character-count="6534" meta:non-whitespace-character-count="5555"/>
  </office:meta>
</office:document-meta>
</file>